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weight-complex="bold"/>
    </style:style>
    <style:style style:name="P3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0335in" style:type="center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1pt" fo:language="en" fo:country="US" style:font-size-asian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0335in" style:type="center"/>
        </style:tab-stops>
      </style:paragraph-properties>
    </style:style>
    <style:style style:name="P14" style:family="paragraph" style:parent-style-name="Standard">
      <loext:graphic-properties draw:fill="solid" draw:fill-color="#ffffff"/>
      <style:paragraph-properties fo:margin-left="0.3937in" fo:margin-right="0in" fo:text-indent="0in" style:auto-text-indent="false" fo:background-color="#ffffff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1pt" fo:language="en" fo:country="US" style:font-size-asian="11pt" style:font-name-complex="Courier New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weight-complex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style:font-size-asian="11pt"/>
    </style:style>
    <style:style style:name="T9" style:family="text">
      <style:text-properties style:font-name-asian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Лабораторная</text:span><text:span text:style-name="T5"> </text:span><text:span text:style-name="T2">работа</text:span><text:span text:style-name="T5"> №8.</text:span></text:p>
      <text:p text:style-name="P4">Spring Boot, Spring Data JPA, REST API</text:p>
      <text:p text:style-name="P8"/>
      <text:p text:style-name="P11"><text:span text:style-name="T3">1. Создать <text:s/>Spring </text:span><text:span text:style-name="T6">Boot</text:span><text:span text:style-name="T3"> проект. </text:span></text:p>
      <text:p text:style-name="P11"><text:span text:style-name="T3">Для этого можно использовать </text:span><text:a xlink:type="simple" xlink:href="https://start.spring.io/" text:style-name="Internet_20_link" text:visited-style-name="Visited_20_Internet_20_Link"><text:span text:style-name="T3">Spring Initializ</text:span></text:a><text:span text:style-name="T3">r</text:span> (https://start.spring.io/)</text:p>
      <text:p text:style-name="P2">Добавить в проект зависимости:</text:p>
      <text:p text:style-name="P14"><text:span text:style-name="T6">Spring Web</text:span></text:p>
      <text:p text:style-name="P14"><text:span text:style-name="T6">Spring Data JPA</text:span></text:p>
      <text:p text:style-name="P14"><text:span text:style-name="T6">MySQL</text:span><text:span text:style-name="T3"> </text:span><text:span text:style-name="T6">driver</text:span></text:p>
      <text:p text:style-name="P3"/>
      <text:p text:style-name="P11"><text:span text:style-name="T3">2. Использовать в проекте классы-сущности из лабораторной </text:span><text:span text:style-name="T2">№2</text:span></text:p>
      <text:p text:style-name="P11"><text:span text:style-name="T3">Создать интерфейсы репозитории <text:s/>- наследники интерфейса CrudRepository.</text:span></text:p>
      <text:p text:style-name="P11"><text:span text:style-name="T3">В файле application.properties задать конфигурацию используемой БД:</text:span></text:p>
      <text:p text:style-name="P2"/>
      <text:p text:style-name="P11"><text:span text:style-name="T6">spring.jpa.hibernate.ddl-auto=update</text:span></text:p>
      <text:p text:style-name="P5">spring.datasource.url=jdbc:mysql://${MYSQL_HOST:localhost}:3306/db_example</text:p>
      <text:p text:style-name="P5">spring.datasource.username=springuser</text:p>
      <text:p text:style-name="P5">spring.datasource.password=ThePassword</text:p>
      <text:p text:style-name="P5">spring.datasource.driver-class-name=com.mysql.cj.jdbc.Driver</text:p>
      <text:p text:style-name="P2">#spring.jpa.show-sql: true</text:p>
      <text:p text:style-name="P2"/>
      <text:p text:style-name="P11"><text:span text:style-name="T3">3. Создать класс – </text:span><text:span text:style-name="T6">REST</text:span><text:span text:style-name="T3"> контроллер (@RestController) для сущности из лабораторной работы </text:span><text:span text:style-name="T2">№6</text:span><text:span text:style-name="T3">. Реализовать базовые методы получения, добавления, удаления данных.</text:span></text:p>
      <text:p text:style-name="P2"/>
      <text:p text:style-name="P11"><text:span text:style-name="T3">4. Добавить в </text:span><text:span text:style-name="T6">REST</text:span><text:span text:style-name="T3"> контроллер аннотацию @CrossOrigin(origins = "http://localhost:4200") для того, чтобы разрешить междоменные запросы.</text:span></text:p>
      <text:p text:style-name="P11"><text:span text:style-name="T3">В </text:span><text:span text:style-name="T6">Angular</text:span><text:span text:style-name="T3"> приложении лабораторной работы №6 внести изменения в класс </text:span><text:span text:style-name="T6">service</text:span><text:span text:style-name="T3">.</text:span><text:span text:style-name="T6">ts</text:span><text:span text:style-name="T3">:</text:span></text:p>
      <text:p text:style-name="P2">Импортировать модули:<text:span text:style-name="T3"/></text:p>
      <text:p text:style-name="P2">import { HttpClient, HttpHeaders } from '@angular/common/http';</text:p>
      <text:p text:style-name="P11"><text:span text:style-name="T3">Получать/изменять данные для приложения с помощью </text:span><text:span text:style-name="T6">http</text:span><text:span text:style-name="T3"> запросов. Пример метода, возвращающего список книг по </text:span><text:span text:style-name="T6">HTTP</text:span><text:span text:style-name="T3"> </text:span><text:span text:style-name="T6">GET</text:span><text:span text:style-name="T3"> запросу:</text:span></text:p>
      <text:p text:style-name="P5"/>
      <text:p text:style-name="P15">bookUrl ='http://localhost:8080/books';</text:p>
      <text:p text:style-name="P15"/>
      <text:p text:style-name="P15">getBooks(): Observable&lt;Book[]&gt; {</text:p>
      <text:p text:style-name="P15"><text:span text:style-name="T9"><text:s/></text:span>return this.httpClient.get&lt; Book[]&gt;(this. bookUrl); <text:s/>}</text:p>
      <text:p text:style-name="P1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Срок выдачи задания:</text:p>
          </table:table-cell>
          <table:table-cell table:style-name="Table1.A1" office:value-type="string">
            <text:p text:style-name="P11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11"><text:span text:style-name="T4">12</text:span> группа</text:p>
          </table:table-cell>
          <table:table-cell table:style-name="Table1.A1" office:value-type="string">
            <text:p text:style-name="P11"><text:span text:style-name="T4">16</text:span>.05.<text:span text:style-name="T4">2</text:span>3<text:span text:style-name="T4"> </text:span></text:p>
          </table:table-cell>
          <table:table-cell table:style-name="Table1.A1" office:value-type="string">
            <text:p text:style-name="P13"><text:span text:style-name="T4">22</text:span>.05.23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1"><text:span text:style-name="T4">1</text:span>3 группа</text:p>
          </table:table-cell>
          <table:table-cell table:style-name="Table1.A1" office:value-type="string">
            <text:p text:style-name="P11"><text:span text:style-name="T4">16</text:span>.05.<text:span text:style-name="T4">2</text:span>3</text:p>
          </table:table-cell>
          <table:table-cell table:style-name="Table1.A1" office:value-type="string">
            <text:p text:style-name="P13"><text:span text:style-name="T4">23</text:span>.05.23</text:p>
            <text:p text:style-name="P6"/>
          </table:table-cell>
        </table:table-row>
      </table:table>
      <text:p text:style-name="P5"/>
      <text:p text:style-name="P9"/>
      <text:p text:style-name="P10">Номер варианта согласовывается с преподавателем</text:p>
      <text:p text:style-name="P10"/>
      <text:p text:style-name="P11"><text:span text:style-name="T8">Максимальное количество баллов за работу– 40. </text:span></text:p>
      <text:p text:style-name="P10"/>
      <text:p text:style-name="P10">Номер окончательной версии:</text:p>
      <text:p text:style-name="P11"><text:span text:style-name="T8">1 версия – коэффициент 1, 2 версия – коэффициент 0,6, 3 версия – коэффициент 0,4.</text:span></text:p>
      <text:p text:style-name="P10">Дата сдачи</text:p>
      <text:p text:style-name="P11"><text:span text:style-name="T8">До указанной даты – коэффициент 1, до 26.05 <text:s/>– коэффициент 0,6, позже – коэффициент 0,4.</text:span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  <style:text-properties fo:color="#000000" loext:opacity="100%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1pt" fo:font-weight="normal" style:font-size-asian="11pt" style:font-weight-asian="normal" style:font-size-complex="11pt"/>
    </style:style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№1</dc:title>
    <dc:subject/>
    <meta:keyword/>
    <dc:description/>
    <meta:initial-creator>VA</meta:initial-creator>
    <meta:creation-date>2009-09-30T15:18:00</meta:creation-date>
    <dc:creator>Kate</dc:creator>
    <dc:date>2023-05-14T15:02:00</dc:date>
    <meta:editing-cycles>43</meta:editing-cycles>
    <meta:editing-duration>PT4H17M</meta:editing-duration>
    <meta:document-statistic meta:table-count="1" meta:image-count="0" meta:object-count="0" meta:page-count="1" meta:paragraph-count="40" meta:word-count="197" meta:character-count="1800" meta:non-whitespace-character-count="1628"/>
    <meta:generator>LibreOffice/7.5.2.2$Linux_X86_64 LibreOffice_project/50$Build-2</meta:generator>
  </office:meta>
</office:document-meta>
</file>